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2f4" officeooo:paragraph-rsid="00184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en du github : <text:a xlink:type="simple" xlink:href="https://github.com/InesBesbes/idm-n7.git" text:style-name="Internet_20_link" text:visited-style-name="Visited_20_Internet_20_Link">https://github.com/InesBesbes/idm-n7.git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3:54:11.976370413</meta:creation-date>
    <dc:date>2025-06-26T13:57:09.980780362</dc:date>
    <meta:editing-duration>PT2M58S</meta:editing-duration>
    <meta:editing-cycles>1</meta:editing-cycles>
    <meta:document-statistic meta:table-count="0" meta:image-count="0" meta:object-count="0" meta:page-count="1" meta:paragraph-count="1" meta:word-count="5" meta:character-count="57" meta:non-whitespace-character-count="53"/>
    <meta:generator>LibreOffice/7.3.7.2$Linux_X86_64 LibreOffice_project/30$Build-2</meta:generator>
  </office:meta>
</office:document-meta>
</file>